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p text:style-name="P1"/>
      <text:p text:style-name="P3">Automaattiset Testit:</text:p>
      <text:p text:style-name="P2">Projektin eri tietorakenteiden toimivuutta on testattu erikseen JUnit testejen avulla. Rakenteiden eri osaalueet ovat todettu toimiviksi erilaisilla syöteillä.</text:p>
      <text:p text:style-name="P2"/>
      <text:p text:style-name="P2">Huffmannin algoritmin toimivuus on myös onnistuttu testaamaan JUnit testeillä. Testit jotka on ovat lyhyt kovakoodattu luotu String, 10000 merkin mittainen randomeiden merkkien liuta ja 450kb kokoinen guttenberg.txt joka sisältää englanninkielisen kirjan. Kaikissa instanseissa teksti kompressoituu ja sitten dekompressoituu täsmällen samaksi tekstiksi kuin alkuperäinen.</text:p>
      <text:p text:style-name="P2"/>
      <text:p text:style-name="P2">Kaksi ensimmäistä testiä käsittelevät liian pieniä tiedostoja niiden kompressoidun muodon ollakseen tehokkaasti pienempi, mutta 450kb kokoisessa tiedostossa koko kutistuu 250kb, eli noin 55% alkuperäisestä.</text:p>
      <text:p text:style-name="P2"/>
      <text:p text:style-name="P2">JUnit testit ovat näkyvillä ja uudelleen ajettavissa automaattisesti.</text:p>
      <text:p text:style-name="P2"/>
      <text:p text:style-name="P3">Ongelmia testauksessa:</text:p>
      <text:p text:style-name="P2">Sivuhuomiona random teksti välillä ei mene läpi testeistä, epäilen joidenkin ascii merkkejen epäsopivuutta StringBuilder muuttujaan josta appendaan koko stringin tekstidokumenttiin. Appendaus siis tuottaa välillä joitakin ongelmia joidenkin ascii merkkejen kanssa.</text:p>
      <text:p text:style-name="P2"/>
      <text:p text:style-name="P2">Toinen ongelma on esiintynyt tiettyjen tiedostojen kanssa randomin ”ÿ”-merkin ilmestymisenä joko puretun tekstin alkuun tai loppuun riippumatta tiedoston pituudesta tai merkeistä. Tämän jälkeen mikätahansa muokkaus alkuperäiseen tiedostoon ei poista tätä merkkiä puretusta tiedostosa (tämän tiedoston tyhjäksijättäminenkin tuottaa puretussa tiedostossa ÿ merkin).</text:p>
      <text:p text:style-name="P2">En ole varma onko ongelma algoritmissani, FileReaderissä, <text:soft-page-break/>Writerissa vai riippuvainen tavasta jolla luon tekstitiedoston alunperin..... Jos tämä kiinostaa niin tekstidokumentit guttenberg.txt ja buginen.txt sisältävät täsmälleen saman sisällön, mutta buginen antaa syötteeseen <text:s/>ÿ:n vaikka mitä tekisit tekstille.</text:p>
      <text:p text:style-name="P2"/>
      <text:p text:style-name="P2">Kolmas hauska ongelma johon välillä törmää tiedostosta lukiessa ja siihen kirjoittaessa on jonkin tietyn erikoismerkin esim. ä:n vaihtuminen jokaisessa instanssissa joksikin toiseksi erikoismerkiksi. Koska ongelma ei esiinny kaikissa tiedostoissa, ja en linuxin puolella törmännyt ongelmaan, uskon että ongelma johtuu tekstin muodoista (Onko UTF-8, tai jokin muu) ja windowsin oletusasetuksista. En kuitenkaan saanut ongelmaa selvitettyä lopullisesti.</text:p>
      <text:p text:style-name="P2"/>
      <text:p text:style-name="P4">Kompressoinnin Testausta:</text:p>
      <text:p text:style-name="P2">Uncompressed<text:tab/><text:tab/>Compressed<text:tab/><text:tab/>Komp Prosentti</text:p>
      <text:p text:style-name="P2"/>
      <text:p text:style-name="P2">Normaalia tekstiä:</text:p>
      <text:p text:style-name="P2">15 bytes<text:tab/><text:tab/><text:tab/><text:tab/>40 bytes<text:tab/><text:tab/><text:tab/>266.67%</text:p>
      <text:p text:style-name="P2">160 bytes<text:tab/><text:tab/><text:tab/><text:tab/>140 bytes<text:tab/><text:tab/><text:tab/>87.5%</text:p>
      <text:p text:style-name="P2">9kb<text:tab/><text:tab/><text:tab/><text:tab/><text:tab/>5.10 kb<text:tab/><text:tab/><text:tab/>56.67%</text:p>
      <text:p text:style-name="P2">30kb<text:tab/><text:tab/><text:tab/><text:tab/>16kb<text:tab/><text:tab/><text:tab/>52.32%</text:p>
      <text:p text:style-name="P2">300kb<text:tab/><text:tab/><text:tab/><text:tab/>167KB<text:tab/><text:tab/><text:tab/>55.66%</text:p>
      <text:p text:style-name="P2">450kb<text:tab/><text:tab/><text:tab/><text:tab/>250kb<text:tab/><text:tab/><text:tab/>55.56%</text:p>
      <text:p text:style-name="P2">4.3mb<text:tab/><text:tab/><text:tab/><text:tab/>2.39mb<text:tab/><text:tab/><text:tab/>55.58%</text:p>
      <text:p text:style-name="P2"/>
      <text:p text:style-name="P2">Vain muutamaa merkkiä:</text:p>
      <text:p text:style-name="P2">5kb<text:tab/><text:tab/><text:tab/><text:tab/><text:tab/>1.18kb<text:tab/><text:tab/><text:tab/>23.6%</text:p>
      <text:p text:style-name="P2"/>
      <text:p text:style-name="P2">Kaikkia meidän aakkosiamme ja kutakin yhtä monta:</text:p>
      <text:p text:style-name="P2">5kb<text:tab/><text:tab/><text:tab/><text:tab/><text:tab/>2.89kb<text:tab/><text:tab/><text:tab/>57.8%</text:p>
      <text:p text:style-name="P2"/>
      <text:p text:style-name="P2"/>
      <text:p text:style-name="P2">Testauksesta näemme että yletämme tavoitteeseemme 40% ja 60% välille kun syöte on tarpeeksi suuri. Erittäin pienillä syötteillä ei <text:soft-page-break/>tiivistys ole tehokasta sillä kompressoidun tiedoston tulee kompressoidun datan lisäksi sisältää puurakenne, puurakenteen koko sekä merkkimäärä tiedosto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4-16T07:48:19.65</meta:creation-date>
    <dc:date>2015-05-16T04:12:49.14</dc:date>
    <dc:creator>Jesse Väisänen</dc:creator>
    <meta:editing-duration>PT3H41M7S</meta:editing-duration>
    <meta:editing-cycles>5</meta:editing-cycles>
    <meta:generator>OpenOffice/4.0.0$Win32 OpenOffice.org_project/400m3$Build-9702</meta:generator>
    <meta:document-statistic meta:table-count="0" meta:image-count="0" meta:object-count="0" meta:page-count="3" meta:paragraph-count="26" meta:word-count="346" meta:character-count="2915"/>
  </office:meta>
</office:document-meta>
</file>